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1388in" fo:line-height="115%"/>
    </style:style>
    <style:style style:name="T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8pt" style:font-size-asian="18pt"/>
    </style:style>
    <style:style style:name="T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8pt" style:font-size-asian="18pt" fo:background-color="#F5F5F5"/>
    </style:style>
    <style:style style:name="P4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color="#000000" fo:font-size="18pt" style:font-size-asian="18pt" fo:background-color="#F5F5F5"/>
    </style:style>
    <style:style style:name="P5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8pt" style:font-size-asian="18pt"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8pt" style:font-size-asian="18pt" style:text-underline-type="single" style:text-underline-style="solid" style:text-underline-width="auto" style:text-underline-mode="continuous"/>
    </style:style>
    <style:style style:name="P7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8pt" style:font-size-asian="18pt" style:text-underline-type="single" style:text-underline-style="solid" style:text-underline-width="auto" style:text-underline-mode="continuous"/>
    </style:style>
    <style:style style:name="P8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8pt" style:font-size-asian="18pt" style:text-underline-type="single" style:text-underline-style="solid" style:text-underline-width="auto" style:text-underline-mode="continuous"/>
    </style:style>
    <style:style style:name="P9" style:parent-style-name="Normal" style:family="paragraph">
      <style:paragraph-properties fo:margin-bottom="0.1388in" fo:line-height="115%"/>
    </style:style>
    <style:style style:name="P10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8pt" style:font-size-asian="18pt" style:text-underline-type="single" style:text-underline-style="solid" style:text-underline-width="auto" style:text-underline-mode="continuous"/>
    </style:style>
    <style:style style:name="P11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8pt" style:font-size-asian="18pt" style:text-underline-type="single" style:text-underline-style="solid" style:text-underline-width="auto" style:text-underline-mode="continuous"/>
    </style:style>
    <style:style style:name="P12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13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14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15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16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17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18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19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20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21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22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23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24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25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26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27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28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29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30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31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32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33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34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35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36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37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38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39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40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41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42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43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44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45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46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47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48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49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50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51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52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53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54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55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56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57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58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59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60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61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62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63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name="P64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P65" style:parent-style-name="Normal" style:family="paragraph">
      <style:paragraph-properties fo:margin-bottom="0.1388in" fo:line-height="115%"/>
      <style:text-properties style:font-name="Times New Roman" style:font-name-asian="Times New Roman" style:font-name-complex="Times New Roman" fo:font-weight="bold" style:font-weight-asian="bold" fo:font-size="16pt" style:font-size-asian="16pt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text:s text:c="26"/>BATCH NO. :</text:span><text:span text:style-name="T3">B1-1M3E</text:span></text:p>
      <text:p text:style-name="P4"><text:s text:c="15"/>SUBMITTED BY : JAYASHREE.R</text:p>
      <text:p text:style-name="P5"/>
      <text:p text:style-name="P6">SMART HOME AUTOMATION USING TINKERCAD</text:p>
      <text:p text:style-name="P7">CIRCUIT DESIGN:</text:p>
      <text:p text:style-name="P8"/>
      <text:p text:style-name="P9"><draw:frame draw:z-index="0" draw:id="id0" draw:style-name="a0" draw:name="rectole0000000000" text:anchor-type="as-char" svg:x="0in" svg:y="0in" svg:width="6.3125in" svg:height="2.61458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10">CIRCUIT CODE:</text:p>
      <text:p text:style-name="P11"/>
      <text:p text:style-name="P12">float x,y,z,temp;</text:p>
      <text:p text:style-name="P13">void setup()</text:p>
      <text:p text:style-name="P14">{</text:p>
      <text:p text:style-name="P15"><text:s text:c="2"/>pinMode(8, INPUT);</text:p>
      <text:p text:style-name="P16"><text:s text:c="2"/>pinMode(5, OUTPUT);</text:p>
      <text:p text:style-name="P17"><text:s text:c="2"/>pinMode(6, OUTPUT);</text:p>
      <text:p text:style-name="P18"><text:s text:c="2"/>pinMode(A5, INPUT);<text:s/></text:p>
      <text:p text:style-name="P19"><text:s text:c="2"/>pinMode(A4, INPUT);</text:p>
      <text:p text:style-name="P20">Serial.begin(9600);</text:p>
      <text:p text:style-name="P21">}</text:p>
      <text:p text:style-name="P22">void loop()</text:p>
      <text:p text:style-name="P23">{</text:p>
      <text:p text:style-name="P24"><text:s text:c="2"/>x= digitalRead(8);</text:p>
      <text:p text:style-name="P25"><text:s text:c="2"/>y= analogRead(A5);</text:p>
      <text:p text:style-name="P26"><text:s text:c="2"/>z= analogRead(A4);</text:p>
      <text:p text:style-name="P27"><text:s text:c="2"/>Serial.println(x);</text:p>
      <text:p text:style-name="P28"><text:s text:c="2"/>Serial.println(y);</text:p>
      <text:p text:style-name="P29"><text:s text:c="2"/>Serial.println(z);</text:p>
      <text:p text:style-name="P30"><text:s text:c="2"/>temp = (double)z / 1024; <text:s text:c="6"/></text:p>
      <text:p text:style-name="P31"><text:s text:c="2"/>temp = temp * 5; <text:s text:c="16"/></text:p>
      <text:p text:style-name="P32"><text:s text:c="2"/>temp = temp - 0.5; <text:s text:c="14"/></text:p>
      <text:p text:style-name="P33"><text:s text:c="2"/>temp = temp * 100; <text:s text:c="14"/></text:p>
      <text:p text:style-name="P34"><text:s text:c="2"/>if ( (x&gt;0) )</text:p>
      <text:p text:style-name="P35"><text:s text:c="2"/>{</text:p>
      <text:p text:style-name="P36"><text:s text:c="4"/>if ((y&lt;550)&amp;&amp;(temp&gt;30))</text:p>
      <text:p text:style-name="P37"><text:s text:c="4"/>{</text:p>
      <text:p text:style-name="P38"><text:s text:c="6"/>digitalWrite(5, HIGH);</text:p>
      <text:p text:style-name="P39"><text:s text:c="6"/>digitalWrite(6, HIGH);</text:p>
      <text:p text:style-name="P40"><text:s text:c="4"/>}</text:p>
      <text:p text:style-name="P41"><text:s text:c="4"/>else if((y&lt;550)&amp;&amp;(temp&lt;30))</text:p>
      <text:p text:style-name="P42"><text:s text:c="4"/>{</text:p>
      <text:p text:style-name="P43"><text:s text:c="6"/>digitalWrite(5, HIGH);</text:p>
      <text:p text:style-name="P44"><text:s text:c="6"/>digitalWrite(6, LOW);</text:p>
      <text:p text:style-name="P45"><text:s text:c="4"/>}</text:p>
      <text:p text:style-name="P46"><text:s text:c="4"/>else if((y&gt;550)&amp;&amp;(temp&gt;30))</text:p>
      <text:p text:style-name="P47"><text:s text:c="4"/>{</text:p>
      <text:p text:style-name="P48"><text:s text:c="6"/>digitalWrite(5, LOW);</text:p>
      <text:p text:style-name="P49"><text:s text:c="6"/>digitalWrite(6, HIGH);</text:p>
      <text:p text:style-name="P50"><text:s text:c="4"/>}</text:p>
      <text:p text:style-name="P51"><text:s text:c="4"/>else if((y&gt;550)&amp;&amp;(temp&lt;30))</text:p>
      <text:p text:style-name="P52"><text:s text:c="4"/>{</text:p>
      <text:p text:style-name="P53"><text:s text:c="6"/>digitalWrite(5, LOW);</text:p>
      <text:p text:style-name="P54"><text:s text:c="6"/>digitalWrite(6, LOW);</text:p>
      <text:p text:style-name="P55"><text:s text:c="4"/>}</text:p>
      <text:p text:style-name="P56"><text:s text:c="2"/>}</text:p>
      <text:p text:style-name="P57"><text:s text:c="2"/>else</text:p>
      <text:p text:style-name="P58"><text:s text:c="2"/>{</text:p>
      <text:p text:style-name="P59"><text:s text:c="4"/>digitalWrite(5, LOW);</text:p>
      <text:p text:style-name="P60"><text:s text:c="4"/>digitalWrite(6, LOW);</text:p>
      <text:p text:style-name="P61"><text:s text:c="2"/>}</text:p>
      <text:p text:style-name="P62">}</text:p>
      <text:p text:style-name="P63"/>
      <text:p text:style-name="P64"/>
      <text:p text:style-name="P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rijayashree5@gmail.com</dc:creator>
    <meta:creation-date>2022-09-23T03:38:00Z</meta:creation-date>
    <dc:date>2022-09-23T03:38:00Z</dc:date>
    <meta:template xlink:href="Normal.dotm" xlink:type="simple"/>
    <meta:editing-cycles>3</meta:editing-cycles>
    <meta:editing-duration>PT60S</meta:editing-duration>
    <meta:document-statistic meta:page-count="1" meta:paragraph-count="2" meta:word-count="168" meta:character-count="1125" meta:row-count="7" meta:non-whitespace-character-count="959"/>
  </office:meta>
</office:document-meta>
</file>